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1636"/>
    </style:style>
    <style:style style:name="P2" style:family="paragraph" style:parent-style-name="Standard">
      <style:text-properties officeooo:rsid="00091636" officeooo:paragraph-rsid="00091636"/>
    </style:style>
    <style:style style:name="P3" style:family="paragraph" style:parent-style-name="Standard">
      <style:text-properties officeooo:rsid="000b1a96" officeooo:paragraph-rsid="000b1a96"/>
    </style:style>
    <style:style style:name="P4" style:family="paragraph" style:parent-style-name="Standard">
      <style:text-properties officeooo:rsid="000b1a96" officeooo:paragraph-rsid="000de9bc"/>
    </style:style>
    <style:style style:name="T1" style:family="text">
      <style:text-properties officeooo:rsid="00091636"/>
    </style:style>
    <style:style style:name="T2" style:family="text">
      <style:text-properties officeooo:rsid="000de9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=params[:year]+"-"+params[:q][:created_at_gteq]+"-01"+" 00:00:00 UTC"</text:p>
      <text:p text:style-name="P2">2013-06-06 00:00:00 UTC</text:p>
      <text:p text:style-name="P2"/>
      <text:p text:style-name="P1"><text:span text:style-name="T1"><office:annotation><dc:date>2013-06-13T16:44:21</dc:date><text:p>&lt;!--StartFragment--&gt;</text:p></office:annotation></text:span><text:span text:style-name="T1">Date.parse(User.first.created_at.to_s).at_beginning_of_week</text:span><text:span text:style-name="T1"><office:annotation><dc:date>2013-06-13T16:44:21</dc:date><text:p>&lt;!--EndFragment--&gt;</text:p></office:annotation></text:span></text:p>
      <text:p text:style-name="P2"/>
      <text:p text:style-name="P2"/>
      <text:p text:style-name="P3">&lt;%= Date.parse(@first_day_of_month.to_s).at_beginning_of_week%&gt;&lt;br/&gt;</text:p>
      <text:p text:style-name="P3">&lt;%= Date.parse(params[:q][:created_at_gteq].to_s).at_beginning_of_week.next_week%&gt;&lt;br/&gt;</text:p>
      <text:p text:style-name="P3"/>
      <text:p text:style-name="P4"><text:span text:style-name="T2">Gumb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u Tung</meta:initial-creator>
    <meta:creation-date>2013-06-13T15:41:24</meta:creation-date>
    <dc:date>2013-06-13T17:43:07</dc:date>
    <dc:creator>Vu Tung</dc:creator>
    <meta:editing-duration>PT28M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6" meta:word-count="14" meta:character-count="314" meta:non-whitespace-character-count="308"/>
  </office:meta>
</office:document-meta>
</file>